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sans-serif"/>
    <style:font-face style:name="Lohit Hindi1" svg:font-family="'Lohit Hindi'"/>
    <style:font-face style:name="sans-serif" svg:font-family="sans-serif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399cm" style:rel-width="100%" table:align="left"/>
    </style:style>
    <style:style style:name="Table1.A" style:family="table-column">
      <style:table-column-properties style:column-width="13.638cm" style:rel-column-width="46070*"/>
    </style:style>
    <style:style style:name="Table1.B" style:family="table-column">
      <style:table-column-properties style:column-width="5.761cm" style:rel-column-width="1946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771cm" fo:margin-left="0cm" table:align="left"/>
    </style:style>
    <style:style style:name="Table2.A" style:family="table-column">
      <style:table-column-properties style:column-width="2.429cm"/>
    </style:style>
    <style:style style:name="Table2.B" style:family="table-column">
      <style:table-column-properties style:column-width="0.289cm"/>
    </style:style>
    <style:style style:name="Table2.C" style:family="table-column">
      <style:table-column-properties style:column-width="17.053cm"/>
    </style:style>
    <style:style style:name="Table2.A1" style:family="table-cell">
      <style:table-cell-properties style:vertical-align="" fo:padding="0.049cm" fo:border="none"/>
    </style:style>
    <style:style style:name="Table2.C1" style:family="table-cell">
      <style:table-cell-properties style:vertical-align="middle" fo:padding="0.049cm" fo:border="none"/>
    </style:style>
    <style:style style:name="Table3" style:family="table">
      <style:table-properties style:width="14.732cm" table:align="left"/>
    </style:style>
    <style:style style:name="Table3.A" style:family="table-column">
      <style:table-column-properties style:column-width="3.073cm"/>
    </style:style>
    <style:style style:name="Table3.B" style:family="table-column">
      <style:table-column-properties style:column-width="11.65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951cm" table:align="left"/>
    </style:style>
    <style:style style:name="Table4.A" style:family="table-column">
      <style:table-column-properties style:column-width="1.215cm"/>
    </style:style>
    <style:style style:name="Table4.B" style:family="table-column">
      <style:table-column-properties style:column-width="12.7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098cm" table:align="left"/>
    </style:style>
    <style:style style:name="Table5.A" style:family="table-column">
      <style:table-column-properties style:column-width="3.644cm"/>
    </style:style>
    <style:style style:name="Table5.B" style:family="table-column">
      <style:table-column-properties style:column-width="7.4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85cm" table:align="left"/>
    </style:style>
    <style:style style:name="Table6.A" style:family="table-column">
      <style:table-column-properties style:column-width="2.955cm"/>
    </style:style>
    <style:style style:name="Table6.B" style:family="table-column">
      <style:table-column-properties style:column-width="12.89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1cm" table:align="left"/>
    </style:style>
    <style:style style:name="Table7.A" style:family="table-column">
      <style:table-column-properties style:column-width="4.491cm"/>
    </style:style>
    <style:style style:name="Table7.B" style:family="table-column">
      <style:table-column-properties style:column-width="9.71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468cm" table:align="left"/>
    </style:style>
    <style:style style:name="Table8.A" style:family="table-column">
      <style:table-column-properties style:column-width="1.702cm"/>
    </style:style>
    <style:style style:name="Table8.B" style:family="table-column">
      <style:table-column-properties style:column-width="3.76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9.399cm" table:align="left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289cm"/>
    </style:style>
    <style:style style:name="Table9.C" style:family="table-column">
      <style:table-column-properties style:column-width="16.753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use-window-font-color="true" style:font-name="Roboto Lt"/>
    </style:style>
    <style:style style:name="P2" style:family="paragraph" style:parent-style-name="Text_20_body">
      <style:paragraph-properties fo:margin-top="0cm" fo:margin-bottom="0cm"/>
      <style:text-properties style:use-window-font-color="true" style:font-name="Roboto L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text-properties style:use-window-font-color="true" style:font-name="Roboto Lt"/>
    </style:style>
    <style:style style:name="P5" style:family="paragraph" style:parent-style-name="Table_20_Contents">
      <style:text-properties style:use-window-font-color="true" style:font-name="Roboto Lt"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Roboto L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/>
    </style:style>
    <style:style style:name="P9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>
        <style:background-image/>
      </style:paragraph-properties>
      <style:text-properties fo:font-variant="normal" fo:text-transform="none" style:use-window-font-color="true" style:font-name="Roboto Lt" fo:font-size="18pt" fo:letter-spacing="normal" fo:font-style="normal" fo:font-weight="normal"/>
    </style:style>
    <style:style style:name="P10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T1" style:family="text">
      <style:text-properties fo:font-size="14.25pt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style:font-name="Roboto Lt" fo:letter-spacing="normal" fo:font-style="normal" fo:font-weight="normal"/>
    </style:style>
    <style:style style:name="T6" style:family="text">
      <style:text-properties style:font-name="Roboto Lt"/>
    </style:style>
    <style:style style:name="T7" style:family="text">
      <style:text-properties style:font-name="Roboto Lt" fo:font-weight="bold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Benoît Lubek</text:span><text:span text:style-name="T2"><text:line-break/>19 avenue de Choisy<text:line-break/>75013 Paris</text:span><text:line-break/>34 ans, nationalité française, célibataire.</text:p>
          </table:table-cell>
          <table:table-cell table:style-name="Table1.A1" office:value-type="string">
            <text:p text:style-name="P7"><text:span text:style-name="T6">06 07 17 00 95<text:line-break/></text:span><text:span text:style-name="T6">blubek@jraf.org</text:span><text:span text:style-name="T6"><text:line-break/></text:span><text:span text:style-name="T6">jraf.org/blubek</text:span></text:p>
          </table:table-cell>
        </table:table-row>
      </table:table>
      <text:h text:style-name="P10" text:outline-level="1">INGÉNIEUR DÉVELOPPEMENT</text:h>
      <text:h text:style-name="P9" text:outline-level="2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ctuellement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7">Plizy</text:span><text:span text:style-name="T7">, éditeur de logiciels à Paris.</text:span></text:p>
          </table:table-cell>
        </table:table-row>
        <table:table-row>
          <table:table-cell table:style-name="Table2.A1" office:value-type="string">
            <text:p text:style-name="P4">Nov. 201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3"><text:span text:style-name="T6">Développement de l'application </text:span><text:span text:style-name="T6">Plizy</text:span><text:span text:style-name="T6"> pour tablettes Android (agrégateur personalisé et player video).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ise en place et responsabilité du projet de la création jusqu'à la publication sur le Play Stor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mmunication avec le back-end Plizy en JSON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Player video utilisant une VideoView ou une WebView selon le provider (YouTube, Vimeo, …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Implémentation d'un mécanisme de cache d'images pour les thumbnail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8"> : </text:span><text:span text:style-name="T4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11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7">Vox Mobili</text:span><text:span text:style-name="T7">, éditeur de logiciels à Paris.</text:span></text:p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3"><text:span text:style-name="T6">Développement l'application </text:span><text:span text:style-name="T6">Phonebook 2.0</text:span><text:span text:style-name="T6"> pour Android (carnet d'adresses synchronisé et social).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réalisation d'un moteur générique s'intégrant avec divers réseaux sociaux (Twitter, Facebook, LinkedIn, MySpace, …) et encadrement de développeurs réalisant des connecteurs pour ce moteur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Fonctionalités de présence / chat avec le protocole RC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côté serveur sur le produit PIM (carnet d'adresses, calendrier, tâches, photos / vidéos, etc. synchronisé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ustomisations pour les clients : T-Mobile, Bouygues Telecom, Orange, Telstr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8"> : </text:span><text:span text:style-name="T4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7">Oalia</text:span><text:span text:style-name="T7">, éditeur de logiciels à Suresnes.</text:span></text:p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aintenance et évolutions sur le Framework intern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sur les produits OSRM / OSPM v3 et v4 (progiciels de gestion d’achat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développement du module Portail Fournisseur (application distante communiquant en Web Service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8"> : </text:span><text:span text:style-name="T4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7">Pegasis</text:span><text:span text:style-name="T7">, SSII et éditeur de logiciels à Paris.</text:span></text:p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d'applications Web (internet/intranet) pour les clients : France Télécom, l'Apec, Casino, Le Mémorial de la Shoah, Planète TP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Utilisation du framework interne Pegasis (Modèle MVC2) et de l'outil de gestion de contenu Déli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8"> : </text:span><text:span text:style-name="T4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7">Icom Informatique</text:span><text:span text:style-name="T7">, éditeur de logiciels à Charenton.</text:span></text:p>
          </table:table-cell>
        </table:table-row>
        <table:table-row>
          <table:table-cell table:style-name="Table2.A1" office:value-type="string">
            <text:p text:style-name="P4">200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sur les produits et composants (connectivité et revamping d’applications mainframe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réalisation du module d'administration côté client du produit WMA Open Server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Portage en Java d'un langage de scripting propriétair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8"> : </text:span><text:span text:style-name="T4">Java, JSP/Servlets, Applets, Swing, Java web start, JavaCC, XML, LDAP, SSL, Visual SourceSafe, Ant, IntelliJ.</text:span></text:p>
          </table:table-cell>
        </table:table-row>
      </table:table>
      <text:p text:style-name="P1"/>
      <text:h text:style-name="P9" text:outline-level="2"><text:soft-page-break/>COMPETEN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3">Programmation</text:span> :</text:p>
          </table:table-cell>
          <table:table-cell table:style-name="Table3.A1" office:value-type="string">
            <text:p text:style-name="P4">Maîtrise du langage Java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Maîtrise de la plateforme Android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Connaissance des langages C++, C, C#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Environnements Eclipse, IntelliJ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Autres connaissances : Shell, Perl, TCL, Pascal, Ada, assembleur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3">Web</text:span> :</text:p>
          </table:table-cell>
          <table:table-cell table:style-name="Table4.A1" office:value-type="string">
            <text:p text:style-name="P4">Très bonne connaissance de HTML, CSS, Javascript, XML, XSL/T, Ajax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Frameworks: JSP/Servlets, Struts, Turbine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Autres connaissances : Applets, Velocity, FreeMarker, PHP, Flash.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T3">Bases de données</text:span> :</text:p>
          </table:table-cell>
          <table:table-cell table:style-name="Table5.A1" office:value-type="string">
            <text:p text:style-name="P4">Langage SQL ; Oracle, MySQL et SQLite.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JPA, Hibernate, JDBC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text:span text:style-name="T3">Concepts</text:span> :</text:p>
          </table:table-cell>
          <table:table-cell table:style-name="Table6.A1" office:value-type="string">
            <text:p text:style-name="P4">Design Patterns ; Architecture Client/Serveur ; UML.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T3">Systèmes d'exploitation</text:span> :</text:p>
          </table:table-cell>
          <table:table-cell table:style-name="Table7.A1" office:value-type="string">
            <text:p text:style-name="P4">Bonne connaissance de Linux / Unix ; Windows ; DOS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<text:span text:style-name="T3">Anglais</text:span> :</text:p>
          </table:table-cell>
          <table:table-cell table:style-name="Table8.A1" office:value-type="string">
            <text:p text:style-name="P4">Courant écrit et oral.</text:p>
          </table:table-cell>
        </table:table-row>
      </table:table>
      <text:p text:style-name="P1"><text:line-break/></text:p>
      <text:h text:style-name="P9" text:outline-level="2">FORM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>2005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Formation .NET et C# agréée Microsoft (MS-2349, une semaine)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8 - 2001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6">Ingénierie informatique à l'</text:span><text:span text:style-name="T6">EPITA</text:span><text:span text:style-name="T6"> (Ecole Pour l'Informatique et les Techniques Avancées), Paris.</text:span></text:p>
          </table:table-cell>
        </table:table-row>
        <table:table-row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6">Spécialité </text:span><text:span text:style-name="T6">Systèmes d'Information / Génie Logiciel</text:span><text:span text:style-name="T6">.</text:span>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 - 1998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6">Diplôme Universitaire Technologique informatique, option Génie Informatique, à l'</text:span><text:span text:style-name="T6">I.U.T. de Vélizy</text:span><text:span text:style-name="T6">.</text:span>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Baccalauréat général, série Scientifique, option Mathématiques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</table:table>
      <text:p text:style-name="P1"/>
      <text:h text:style-name="P9" text:outline-level="2">LOISIRS</text:h>
      <text:p text:style-name="P8"><text:span text:style-name="T5">Lectures (science, science-fiction), musique (guitare basse), cinéma, roller, geocaching.</text:span><text:span text:style-name="T6"><text:line-break/></text:span><text:span text:style-name="T5">Développement d'applications Android (</text:span><text:span text:style-name="T5">http://jraf.org/android/</text:span><text:span text:style-name="T5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" svg:font-family="'Droid Sans', sans-serif"/>
    <style:font-face style:name="Lohit Hindi1" svg:font-family="'Lohit Hindi'"/>
    <style:font-face style:name="sans-serif" svg:font-family="sans-serif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2-06-08T01:31:17</dc:date>
    <dc:creator>BoD </dc:creator>
    <meta:editing-duration>PT16H29M24S</meta:editing-duration>
    <meta:editing-cycles>13</meta:editing-cycles>
    <meta:generator>LibreOffice/3.5$Linux_x86 LibreOffice_project/350m1$Build-2</meta:generator>
    <meta:document-statistic meta:table-count="9" meta:image-count="0" meta:object-count="0" meta:page-count="2" meta:paragraph-count="106" meta:word-count="560" meta:character-count="4013" meta:non-whitespace-character-count="3494"/>
  </office:meta>
</office:document-meta>
</file>